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200f" officeooo:paragraph-rsid="001a200f"/>
    </style:style>
    <style:style style:name="P2" style:family="paragraph" style:parent-style-name="Standard">
      <style:text-properties style:text-underline-style="solid" style:text-underline-width="auto" style:text-underline-color="font-color" officeooo:rsid="001a200f" officeooo:paragraph-rsid="001a200f"/>
    </style:style>
    <style:style style:name="P3" style:family="paragraph" style:parent-style-name="Standard">
      <style:text-properties style:text-underline-style="none" officeooo:rsid="001a200f" officeooo:paragraph-rsid="001a200f"/>
    </style:style>
    <style:style style:name="P4" style:family="paragraph" style:parent-style-name="Standard">
      <style:text-properties style:text-underline-style="none" officeooo:rsid="001ab431" officeooo:paragraph-rsid="001ab431"/>
    </style:style>
    <style:style style:name="T1" style:family="text">
      <style:text-properties officeooo:rsid="001ab4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upuestos</text:p>
      <text:p text:style-name="P2"/>
      <text:p text:style-name="P2"/>
      <text:p text:style-name="P2">Modelo de dominio</text:p>
      <text:p text:style-name="P2"/>
      <text:p text:style-name="P3">para la realizacion de la primera etapa del trabajo practico consideramos importantes las siguientes clases:</text:p>
      <text:p text:style-name="P3"/>
      <text:p text:style-name="P3">Juego: la responsabilidad de esta clase es coordinar las acciones que los usuarios del juego quieren realizar con la estructura del programa.</text:p>
      <text:p text:style-name="P3"/>
      <text:p text:style-name="P3">Partida: es la enitidad del programa encargada de prepararla estrucrura donde los usurarios podran interactuar</text:p>
      <text:p text:style-name="P3"/>
      <text:p text:style-name="P3">Jugador: es una entidad con los datos de cada usuario elige o selecciona, siendo estas el nombre y el equipo que deseen.</text:p>
      <text:p text:style-name="P3"/>
      <text:p text:style-name="P3">Equipo: <text:span text:style-name="T1">cuado un jugador elige un equipo instancia un objeto de esta entidad, la cual define los personajes que el usuario puede usar, de manera tal que los personajes de un mismo equipo no se puedan atacar entre si. Equipo es una clase madre. </text:span></text:p>
      <text:p text:style-name="P3"/>
      <text:p text:style-name="P3">EquipoGuerrerosZ: es una entidad hija de la entidad Equipo que posee a los personajes Goku, <text:span text:style-name="T1">Gohan, Piccolo. </text:span></text:p>
      <text:p text:style-name="P3"/>
      <text:p text:style-name="P4">EquipoEnemigosDeLaTierra: es una entdad hija de la entidad Equipo que posee a los personajes </text:p>
      <text:p text:style-name="P4"/>
      <text:p text:style-name="P4">Mover:</text:p>
      <text:p text:style-name="P4"/>
      <text:p text:style-name="P4">Personaje:</text:p>
      <text:p text:style-name="P4"/>
      <text:p text:style-name="P4">Tablero:</text:p>
      <text:p text:style-name="P4"/>
      <text:p text:style-name="P4">Casillero:</text:p>
      <text:p text:style-name="P4"/>
      <text:p text:style-name="P4">Consumibles:</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4:36:15.308579149</meta:creation-date>
    <dc:date>2017-06-05T15:02:09.498914660</dc:date>
    <meta:editing-duration>PT10M43S</meta:editing-duration>
    <meta:editing-cycles>1</meta:editing-cycles>
    <meta:document-statistic meta:table-count="0" meta:image-count="0" meta:object-count="0" meta:page-count="1" meta:paragraph-count="14" meta:word-count="158" meta:character-count="996" meta:non-whitespace-character-count="849"/>
    <meta:generator>LibreOffice/4.2.8.2$Linux_x86 LibreOffice_project/420m0$Build-2</meta:generator>
  </office:meta>
</office:document-meta>
</file>